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29_08-53-02_000.jpg</text:p>
          </table:table-cell>
          <table:table-cell table:style-name="ce20" office:value-type="string">
            <text:p>:m RES #*# / free# JVEMV6 68#_26(additional) / 68. theoretical-physics(tp) / w=不変量；直交変換；係数；δ=|[α h][h β]|,topics=~,other=~,s=~,i=~,doc=~</text:p>
          </table:table-cell>
          <table:table-cell table:style-name="ce4"/>
          <table:table-cell table:style-name="ce4"/>
          <table:table-cell table:style-name="ce4" office:value-type="string">
            <text:p>N-35-35-28.669738 E-139-34-49.379882</text:p>
          </table:table-cell>
          <table:table-cell table:style-name="ce38" table:formula="of:=IF([.E2]=&quot;&quot;;[.C2];CONCATENATE([.C2];&quot; / &quot;;[.E2]))" office:value-type="string" office:string-value=":m RES #*# / free# JVEMV6 68#_26(additional) / 68. theoretical-physics(tp) / w=不変量；直交変換；係数；δ=|[α h][h β]|,topics=~,other=~,s=~,i=~,doc=~">
            <text:p>:m RES #*# / free# JVEMV6 68#_26(additional) / 68. theoretical-physics(tp) / w=不変量；直交変換；係数；δ=|[α h][h β]|,topics=~,other=~,s=~,i=~,doc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9_12-04-28_000.jpg</text:p>
          </table:table-cell>
          <table:table-cell table:style-name="ce17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559875 E-139-34-49.379882</text:p>
          </table:table-cell>
          <table:table-cell table:style-name="ce38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29_15-03-30_000.jpg</text:p>
          </table:table-cell>
          <table:table-cell table:style-name="ce20" office:value-type="string">
            <text:p>:m RES 1*3 / free# JVEMV6 68#_27 / 68. theoretical-physics(tp) / w=(A`_ij=α_ijkl*A^kl);(A_i=α_i.^j*A_j);(g_kl*A_i.^l=g_il*A^l._k);計量テンソル,topics=~,other=orig+,s=~,i=~,doc=r-1-4~13#1</text:p>
          </table:table-cell>
          <table:table-cell table:style-name="ce19"/>
          <table:table-cell table:style-name="ce4"/>
          <table:table-cell table:style-name="ce4" office:value-type="string">
            <text:p>N-35-35-28.656005 E-139-34-49.434814</text:p>
          </table:table-cell>
          <table:table-cell table:style-name="ce38" table:formula="of:=IF([.E4]=&quot;&quot;;[.C4];CONCATENATE([.C4];&quot; / &quot;;[.E4]))" office:value-type="string" office:string-value=":m RES 1*3 / free# JVEMV6 68#_27 / 68. theoretical-physics(tp) / w=(A`_ij=α_ijkl*A^kl);(A_i=α_i.^j*A_j);(g_kl*A_i.^l=g_il*A^l._k);計量テンソル,topics=~,other=orig+,s=~,i=~,doc=r-1-4~13#1">
            <text:p>:m RES 1*3 / free# JVEMV6 68#_27 / 68. theoretical-physics(tp) / w=(A`_ij=α_ijkl*A^kl);(A_i=α_i.^j*A_j);(g_kl*A_i.^l=g_il*A^l._k);計量テンソル,topics=~,other=orig+,s=~,i=~,doc=r-1-4~1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29_15-04-23_000.jpg</text:p>
          </table:table-cell>
          <table:table-cell table:style-name="ce20" office:value-type="string">
            <text:p>:m RES 2*3 / free# JVEMV6 68#_27 / 68. theoretical-physics(tp) / w=線形関数；,topics=~,other=orig+;theorem+:線形関数であるための条件;orig+:双対空間,s=~,i=~,doc=r-1-4~13#1</text:p>
          </table:table-cell>
          <table:table-cell table:style-name="ce17"/>
          <table:table-cell table:style-name="ce4"/>
          <table:table-cell table:style-name="ce4" office:value-type="string">
            <text:p>N-35-35-28.587341 E-139-34-49.160156</text:p>
          </table:table-cell>
          <table:table-cell table:style-name="ce38" table:formula="of:=IF([.E5]=&quot;&quot;;[.C5];CONCATENATE([.C5];&quot; / &quot;;[.E5]))" office:value-type="string" office:string-value=":m RES 2*3 / free# JVEMV6 68#_27 / 68. theoretical-physics(tp) / w=線形関数；,topics=~,other=orig+;theorem+:線形関数であるための条件;orig+:双対空間,s=~,i=~,doc=r-1-4~13#1">
            <text:p>:m RES 2*3 / free# JVEMV6 68#_27 / 68. theoretical-physics(tp) / w=線形関数；,topics=~,other=orig+;theorem+:線形関数であるための条件;orig+:双対空間,s=~,i=~,doc=r-1-4~1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29_15-04-44_000.jpg</text:p>
          </table:table-cell>
          <table:table-cell table:style-name="ce20" office:value-type="string">
            <text:p>:m RES 3*3 / free# JVEMV6 68#_27 / 68. theoretical-physics(tp) / w=線形汎関数,topics=~,other=orig+:双線形関数,s=~,i=~,doc=r-1-4~13#1</text:p>
          </table:table-cell>
          <table:table-cell table:style-name="ce19"/>
          <table:table-cell table:style-name="ce4"/>
          <table:table-cell table:style-name="ce4" office:value-type="string">
            <text:p>N-35-35-28.669738 E-139-34-49.050292</text:p>
          </table:table-cell>
          <table:table-cell table:style-name="ce38" table:formula="of:=IF([.E6]=&quot;&quot;;[.C6];CONCATENATE([.C6];&quot; / &quot;;[.E6]))" office:value-type="string" office:string-value=":m RES 3*3 / free# JVEMV6 68#_27 / 68. theoretical-physics(tp) / w=線形汎関数,topics=~,other=orig+:双線形関数,s=~,i=~,doc=r-1-4~13#1">
            <text:p>:m RES 3*3 / free# JVEMV6 68#_27 / 68. theoretical-physics(tp) / w=線形汎関数,topics=~,other=orig+:双線形関数,s=~,i=~,doc=r-1-4~13#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29_20-58-36_000.jpg</text:p>
          </table:table-cell>
          <table:table-cell table:style-name="ce20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29_21-59-28_000.jpg</text:p>
          </table:table-cell>
          <table:table-cell table:style-name="ce18" office:value-type="string">
            <text:p>:m shinobue / topic=毎回やること / content=各音；トリル；ビブラート</text:p>
          </table:table-cell>
          <table:table-cell table:style-name="ce18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8]=&quot;&quot;;[.C8];CONCATENATE([.C8];&quot; / &quot;;[.E8]))" office:value-type="string" office:string-value=":m shinobue / topic=毎回やること / content=各音；トリル；ビブラート">
            <text:p>:m shinobue / topic=毎回やること / content=各音；トリル；ビブラート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29_21-59-42_000.jpg</text:p>
          </table:table-cell>
          <table:table-cell table:style-name="ce19" office:value-type="string">
            <text:p>:tome/ (lang=ja) / topic=孤独や淋しさについて / content=話し相手がいないのなら、主と話しをしよう；どこに行っても淋しいなら、主と共に居よう</text:p>
          </table:table-cell>
          <table:table-cell table:style-name="ce19"/>
          <table:table-cell table:style-name="ce4"/>
          <table:table-cell table:style-name="ce4" office:value-type="string">
            <text:p>N-35-35-28.573608 E-139-34-49.270019</text:p>
          </table:table-cell>
          <table:table-cell table:style-name="ce38" table:formula="of:=IF([.E9]=&quot;&quot;;[.C9];CONCATENATE([.C9];&quot; / &quot;;[.E9]))" office:value-type="string" office:string-value=":tome/ (lang=ja) / topic=孤独や淋しさについて / content=話し相手がいないのなら、主と話しをしよう；どこに行っても淋しいなら、主と共に居よう">
            <text:p>:tome/ (lang=ja) / topic=孤独や淋しさについて / content=話し相手がいないのなら、主と話しをしよう；どこに行っても淋しいなら、主と共に居よ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30_01-42-54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7"/>
          <table:table-cell table:style-name="ce4"/>
          <table:table-cell table:style-name="ce4" office:value-type="string">
            <text:p>N-35-35-28.0 E-139-34-49.0</text:p>
          </table:table-cell>
          <table:table-cell table:style-name="ce38" table:formula="of:=IF([.E10]=&quot;&quot;;[.C10];CONCATENATE([.C10];&quot; / &quot;;[.E10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30_01-44-4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14807 E-139-34-49.105224</text:p>
          </table:table-cell>
          <table:table-cell table:style-name="ce38" table:formula="of:=IF([.E11]=&quot;&quot;;[.C11];CONCATENATE([.C11];&quot; / &quot;;[.E11]))" office:value-type="string" office:string-value=":m :PHOTO 寝た時刻 / 2020">
            <text:p>:m :PHOTO 寝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30_07-31-42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518676 E-139-34-49.270019</text:p>
          </table:table-cell>
          <table:table-cell table:style-name="ce38" table:formula="of:=IF([.E12]=&quot;&quot;;[.C12];CONCATENATE([.C12];&quot; / &quot;;[.E12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30_07-33-27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7"/>
          <table:table-cell table:style-name="ce4"/>
          <table:table-cell table:style-name="ce4" office:value-type="string">
            <text:p>N-35-35-29.411315 E-139-34-49.709472</text:p>
          </table:table-cell>
          <table:table-cell table:style-name="ce38" table:formula="of:=IF([.E13]=&quot;&quot;;[.C13];CONCATENATE([.C13];&quot; / &quot;;[.E1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30_07-48-49_000.jpg</text:p>
          </table:table-cell>
          <table:table-cell table:style-name="ce20" office:value-type="string">
            <text:p>:tome/ (lang=ja) / topic=ものごとへの取り組む様 / content=日本を出て、留学して、海外で働く。この身は日本にあっても。そのつもりで、hooktailも、pyengineも、愛そう；キャリアのためにのみ、やるんじゃない。それ自体を愛しているから ||| :tome/ (lang=ja) / topic=笛を吹く目的 / content=笛吹：自分の頭を改造しよう；電気の通りをよくしよう；血液の通りをよくしよう（他人のために、吹く。よりも前に）</text:p>
          </table:table-cell>
          <table:table-cell table:style-name="ce20"/>
          <table:table-cell table:style-name="ce4"/>
          <table:table-cell table:style-name="ce4" office:value-type="string">
            <text:p>N-35-35-28.546142 E-139-34-49.105224</text:p>
          </table:table-cell>
          <table:table-cell table:style-name="ce38" table:formula="of:=IF([.E14]=&quot;&quot;;[.C14];CONCATENATE([.C14];&quot; / &quot;;[.E14]))" office:value-type="string" office:string-value=":tome/ (lang=ja) / topic=ものごとへの取り組む様 / content=日本を出て、留学して、海外で働く。この身は日本にあっても。そのつもりで、hooktailも、pyengineも、愛そう；キャリアのためにのみ、やるんじゃない。それ自体を愛しているから ||| :tome/ (lang=ja) / topic=笛を吹く目的 / content=笛吹：自分の頭を改造しよう；電気の通りをよくしよう；血液の通りをよくしよう（他人のために、吹く。よりも前に）">
            <text:p>:tome/ (lang=ja) / topic=ものごとへの取り組む様 / content=日本を出て、留学して、海外で働く。この身は日本にあっても。そのつもりで、hooktailも、pyengineも、愛そう；キャリアのためにのみ、やるんじゃない。それ自体を愛しているから ||| :tome/ (lang=ja) / topic=笛を吹く目的 / content=笛吹：自分の頭を改造しよう；電気の通りをよくしよう；血液の通りをよくしよう（他人のために、吹く。よりも前に）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29_18-48-29_000.mp4</text:p>
          </table:table-cell>
          <table:table-cell table:style-name="ce8" office:value-type="string">
            <text:p>:VIDEO / @自室 / 記録 / jap.flute / 演奏、play / f-2021-0629-1 / R=1</text:p>
          </table:table-cell>
          <table:table-cell table:style-name="ce19"/>
          <table:table-cell table:style-name="ce4"/>
          <table:table-cell table:style-name="ce4"/>
          <table:table-cell table:style-name="ce38" table:formula="of:=IF([.E15]=&quot;&quot;;[.C15];CONCATENATE([.C15];&quot; / &quot;;[.E15]))" office:value-type="string" office:string-value=":VIDEO / @自室 / 記録 / jap.flute / 演奏、play / f-2021-0629-1 / R=1">
            <text:p>:VIDEO / @自室 / 記録 / jap.flute / 演奏、play / f-2021-0629-1 / R=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17"/>
          <table:table-cell table:style-name="ce4"/>
          <table:table-cell table:style-name="ce4"/>
          <table:table-cell table:style-name="ce38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18]=&quot;&quot;;[.C18];CONCATENATE([.C18];&quot; / &quot;;[.E1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7"/>
          <table:table-cell table:style-name="ce4"/>
          <table:table-cell table:style-name="ce4"/>
          <table:table-cell table:style-name="ce38" table:formula="of:=IF([.E19]=&quot;&quot;;[.C19];CONCATENATE([.C19];&quot; / &quot;;[.E1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1]=&quot;&quot;;[.C21];CONCATENATE([.C21];&quot; / &quot;;[.E2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2]=&quot;&quot;;[.C22];CONCATENATE([.C22];&quot; / &quot;;[.E2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3]=&quot;&quot;;[.C23];CONCATENATE([.C23];&quot; / &quot;;[.E2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30">
            <text:p>3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14">
            <text:p>14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30">2021/06/30</text:date>, <text:time>09:46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6-30T09:46:13.33</dc:date>
    <dc:creator>iwabuchi ken</dc:creator>
    <meta:editing-duration>P34DT21H3M13S</meta:editing-duration>
    <meta:editing-cycles>12836</meta:editing-cycles>
    <meta:document-statistic meta:table-count="1" meta:cell-count="363" meta:object-count="0"/>
  </office:meta>
</office:document-meta>
</file>